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df8" officeooo:paragraph-rsid="001d8d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8:16:24.756917679</meta:creation-date>
    <dc:date>2016-09-21T09:06:00.427774908</dc:date>
    <meta:editing-duration>PT39M2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4.2$Linux_X86_64 LibreOffice_project/10m0$Build-2</meta:generator>
  </office:meta>
</office:document-meta>
</file>